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Drake (10-3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Western Illinois (5-8)</text:p>
          </table:table-cell>
          <table:table-cell office:value-type="string">
            <text:p>18</text:p>
          </table:table-cell>
          <table:table-cell office:value-type="string">
            <text:p>15</text:p>
          </table:table-cell>
          <table:table-cell office:value-type="string">
            <text:p>13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Drak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23</text:p>
          </table:table-cell>
          <table:table-cell office:value-type="string">
            <text:p>1</text:p>
          </table:table-cell>
          <table:table-cell office:value-type="string">
            <text:p>49</text:p>
          </table:table-cell>
          <table:table-cell office:value-type="string">
            <text:p>.44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20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485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3</text:p>
          </table:table-cell>
          <table:table-cell office:value-type="string">
            <text:p>34</text:p>
          </table:table-cell>
          <table:table-cell office:value-type="string">
            <text:p>.324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1</text:p>
          </table:table-cell>
          <table:table-cell office:value-type="string">
            <text:p>2</text:p>
          </table:table-cell>
          <table:table-cell office:value-type="string">
            <text:p>43</text:p>
          </table:table-cell>
          <table:table-cell office:value-type="string">
            <text:p>.209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1</text:p>
          </table:table-cell>
          <table:table-cell office:value-type="string">
            <text:p>3</text:p>
          </table:table-cell>
          <table:table-cell office:value-type="string">
            <text:p>29</text:p>
          </table:table-cell>
          <table:table-cell office:value-type="string">
            <text:p>.276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4</text:p>
          </table:table-cell>
          <table:table-cell office:value-type="string">
            <text:p>34</text:p>
          </table:table-cell>
          <table:table-cell office:value-type="string">
            <text:p>.147</text:p>
          </table:table-cell>
        </table:table-row>
      </table:table>
      <table:table table:name="Sheet 2">
        <table:table-row>
          <table:table-cell office:value-type="string">
            <text:p>Drak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orehead, Courtney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Jensen, Sara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Tubbs, Elle 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Fry, Natalie </text:p>
          </table:table-cell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6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6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Cody, Odessa</text:p>
          </table:table-cell>
          <table:table-cell office:value-type="string">
            <text:p>3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0</text:p>
          </table:table-cell>
          <table:table-cell office:value-type="string">
            <text:p>.7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acke, Kyle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lock, Emily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19</text:p>
          </table:table-cell>
          <table:table-cell office:value-type="string">
            <text:p>.47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chofield, Grace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drich-Ingram, A.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Ford, Madi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Inderski, Kyla </text:p>
          </table:table-cell>
          <table:table-cell office:value-type="string">
            <text:p>3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  <table:table-cell office:value-type="string">
            <text:p>30</text:p>
          </table:table-cell>
          <table:table-cell office:value-type="string">
            <text:p>.36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Gergen, Gillia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Aspinwall, Paige 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3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Cheek, Cathryn </text:p>
          </table:table-cell>
          <table:table-cell office:value-type="string">
            <text:p>3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23</text:p>
          </table:table-cell>
          <table:table-cell office:value-type="string">
            <text:p>.21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7</text:p>
          </table:table-cell>
          <table:table-cell office:value-type="string">
            <text:p>8</text:p>
          </table:table-cell>
          <table:table-cell office:value-type="string">
            <text:p>116</text:p>
          </table:table-cell>
          <table:table-cell office:value-type="string">
            <text:p>.422</text:p>
          </table:table-cell>
          <table:table-cell office:value-type="string">
            <text:p>53</text:p>
          </table:table-cell>
          <table:table-cell office:value-type="string">
            <text:p>6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57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9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haela Gray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.57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1</text:p>
          </table:table-cell>
          <table:table-cell office:value-type="string">
            <text:p>19</text:p>
          </table:table-cell>
          <table:table-cell office:value-type="string">
            <text:p>.4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2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bby Knoop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-.06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3</text:p>
          </table:table-cell>
          <table:table-cell office:value-type="string">
            <text:p>.38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Riley Schumacher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8</text:p>
          </table:table-cell>
          <table:table-cell office:value-type="string">
            <text:p>Makenzie Bous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9</text:p>
          </table:table-cell>
          <table:table-cell office:value-type="string">
            <text:p>Hannah Walke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21</text:p>
          </table:table-cell>
          <table:table-cell office:value-type="string">
            <text:p>-.04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31</text:p>
          </table:table-cell>
          <table:table-cell office:value-type="string">
            <text:p>9</text:p>
          </table:table-cell>
          <table:table-cell office:value-type="string">
            <text:p>106</text:p>
          </table:table-cell>
          <table:table-cell office:value-type="string">
            <text:p>.208</text:p>
          </table:table-cell>
          <table:table-cell office:value-type="string">
            <text:p>3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44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6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